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de fonctionnalité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<text:span text:style-name="T1">Fonctionnalité :</text:span> Recherche de recette</text:p>
          </table:table-cell>
          <table:table-cell table:style-name="Tableau1.B1" office:value-type="string">
            <text:p text:style-name="P3">Fonctionnalité #1</text:p>
          </table:table-cell>
        </table:table-row>
        <table:table-row>
          <table:table-cell table:style-name="Tableau1.A2" table:number-columns-spanned="2" office:value-type="string">
            <text:p text:style-name="P2">Problématique :</text:p>
            <text:p text:style-name="Table_20_Contents">filtrage des recettes dans l'interface utilisateur, l'utilisateur doit pouvoir accéder rapidement à la recette correspondant à sa recherche 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1 : Recherche par mots clés ou groupe de lettres</text:p>
            <text:p text:style-name="Table_20_Contents">La barre principale permet de rechercher par mot, ou groupe de lettres dans le titre, la description ou les ingrédients des recettes.</text:p>
            <text:p text:style-name="Table_20_Contents">Les choix avancés par ingrédient, ustensile ou appareil permettent d'affiner la recherche</text:p>
          </table:table-cell>
          <table:covered-table-cell/>
        </table:table-row>
        <table:table-row>
          <table:table-cell table:style-name="Tableau1.A5" office:value-type="string">
            <text:p text:style-name="P2">Avantages</text:p>
            <text:p text:style-name="Table_20_Contents">- saisie minimum de 3 lettres</text:p>
            <text:p text:style-name="Table_20_Contents">- saisie du titre entier d'une recette possible</text:p>
            <text:p text:style-name="Table_20_Contents">- recherche <text:s/>possible par ingrédient, ustensile, ou appareil</text:p>
            <text:p text:style-name="Table_20_Contents">- </text:p>
          </table:table-cell>
          <table:table-cell table:style-name="Tableau1.A2" office:value-type="string">
            <text:p text:style-name="P2">Inconvénients</text:p>
            <text:p text:style-name="P2"/>
          </table:table-cell>
        </table:table-row>
        <table:table-row>
          <table:table-cell table:style-name="Tableau1.A2" table:number-columns-spanned="2" office:value-type="string">
            <text:p text:style-name="Table_20_Contents">Nombre de caractères minimum saisis : 3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2 : </text:p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2">Inconvénients</text:p>
          </table:table-cell>
        </table:table-row>
        <table:table-row>
          <table:table-cell table:style-name="Tableau1.A2" table:number-columns-spanned="2" office:value-type="string">
            <text:p text:style-name="Table_20_Contents">Nombre de champs minimum à remplir</text:p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Solution retenue</text:p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meta:document-statistic meta:table-count="1" meta:image-count="0" meta:object-count="0" meta:page-count="1" meta:paragraph-count="20" meta:word-count="121" meta:character-count="808"/>
    <dc:date>2022-03-15T17:09:58.57</dc:date>
    <dc:creator>christelle philippe</dc:creator>
    <meta:editing-duration>PT8M38S</meta:editing-duration>
    <meta:editing-cycles>1</meta:editing-cycles>
    <meta:generator>OpenOffice/4.1.10$Win32 OpenOffice.org_project/4110m2$Build-9807</meta:generator>
  </office:meta>
</office:document-meta>
</file>